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style:text-position="33% 8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СОВЕТ ДЕПУТАТОВ СЕЛЬСКОГО ПОСЕЛЕНИЯ ДЕВИЦКИЙ СЕЛЬСОВЕТ УСМАНСКОГО МУНИЦИПАЛЬНОГО РАЙОНА ЛИПЕЦКОЙ ОБЛАСТИ РОССИЙСКОЙ ФЕДЕРАЦИИ </text:span></text:p>
      <text:p text:style-name="Text_20_body"><text:span text:style-name="Strong_20_Emphasis"><text:line-break/>  РЕШЕНИЕ </text:span></text:p>
      <text:p text:style-name="Text_20_body"><text:span text:style-name="Strong_20_Emphasis"><text:line-break/>  От 01.09.2014г                               с.Девица                                 № 64/152 </text:span></text:p>
      <text:p text:style-name="Text_20_body"><text:span text:style-name="Strong_20_Emphasis"><text:line-break/>  Об образовании особо охраняемой природной территории местного значения «Пруд Девицкий»</text:span></text:p>
      <text:h text:style-name="P3" text:outline-level="1"> </text:h>
      <text:p text:style-name="Text_20_body"> </text:p>
      <text:p text:style-name="Text_20_body">Рассмотрев обращение главы сельского поселения Девицкий сельсовет об образовании особо охраняемой природной территории местного значения, руководствуясь ч. 8 ст. 2 Федерального закона от 14 марта 1995 года № 33-ФЗ «Об особо охраняемых природных территориях», ст. 8 Закона Липецкой области от 21 июля 2003 года № 61-ОЗ «Об особо охраняемых природных территориях Липецкой области» ч. 1 ст. 14 Федерального закона от 06 октября 2003 года № 131-ФЗ «Об общих принципах организации местного самоуправления в Российской Федерации», ст. 11 Устава сельского поселения Девицкий сельсовет Усманского муниципального района Липецкой области Российской Федерации, Совет депутатов сельского поселения Девицкий сельсовет</text:p>
      <text:p text:style-name="Text_20_body"> </text:p>
      <text:p text:style-name="Text_20_body">РЕШИЛ:</text:p>
      <text:p text:style-name="Text_20_body"> </text:p>
      <text:p text:style-name="Text_20_body">1.    Образовать особо охраняемую природную территорию местного значения «Пруд Девицкий».</text:p>
      <text:p text:style-name="Text_20_body">2.    Утвердить <text:a xlink:type="simple" xlink:href="http://devitsky.ru/documents/decision/detail.php?id=248208#Par27" text:style-name="Internet_20_link" text:visited-style-name="Visited_20_Internet_20_Link">Положение</text:a> об особо охраняемой природной территории местного значения «Пруд Девицкий» (прилагается).</text:p>
      <text:p text:style-name="Text_20_body">3.    Направить вышеуказанный нормативный правовой акт главе сельского поселения Девицкий сельсовет для подписания и официального обнародования.</text:p>
      <text:p text:style-name="Text_20_body">4.    Настоящее решение вступает в силу со дня его официального обнародования.</text:p>
      <text:p text:style-name="Text_20_body"> </text:p>
      <text:p text:style-name="Text_20_body"> </text:p>
      <text:p text:style-name="Text_20_body"> </text:p>
      <text:p text:style-name="Text_20_body">Председатель Совета депутатов сельского</text:p>
      <text:p text:style-name="Text_20_body">поселения Девицкий сельсовет                                            В.В.Требунских</text:p>
      <text:p text:style-name="P1"><text:soft-page-break/>Приложение</text:p>
      <text:p text:style-name="P1">к решению Совета депутатов</text:p>
      <text:p text:style-name="P1">сельского поселения Девицкий сельсовет</text:p>
      <text:p text:style-name="P1">от 01.09.2014г. № 64/152</text:p>
      <text:p text:style-name="P1"> </text:p>
      <text:p text:style-name="P2">ПОЛОЖЕНИЕ</text:p>
      <text:p text:style-name="P2">ОБ ОСОБО ОХРАНЯЕМОЙ ПРИРОДНОЙ ТЕРРИТОРИИ МЕСТНОГО ЗНАЧЕНИЯ «ПРУД ДЕВИЦКИЙ»</text:p>
      <text:p text:style-name="P2"> </text:p>
      <text:p text:style-name="Text_20_body">1. Состав и назначение особо охраняемой природной территории.</text:p>
      <text:p text:style-name="Text_20_body">1) Земельный участок с кадастровым номером 48:16:1180601:21, площадью 55000 м<text:span text:style-name="T1">2</text:span>, с расположенным на нём водным объектом, объявлен особо охраняемой природной территорией местного значения (далее - ООПТ) – «Пруд Девицкий».</text:p>
      <text:p text:style-name="Text_20_body">2) ООПТ относится к категории «Охраняемый ландшафт» и представляет собой территорию, состоящую из взаимодействующих природных и антропогенных компонентов и комплексов, имеющую особое рекреационное и оздоровительное значение.</text:p>
      <text:p text:style-name="Text_20_body">3) ООПТ образована на земельном участке, находящемся в собственности сельского поселения Девицкий сельсовет.</text:p>
      <text:p text:style-name="Text_20_body">4) Основными задачами ООПТ являются:</text:p>
      <text:p text:style-name="Text_20_body">- охрана ландшафта, сохранение биологического разнообразия растительного и животного мира;</text:p>
      <text:p text:style-name="Text_20_body">- организация отдыха населения.</text:p>
      <text:p text:style-name="Text_20_body"> </text:p>
      <text:p text:style-name="Text_20_body">2. Описание границ.</text:p>
      <text:p text:style-name="Text_20_body">Границами ООПТ являются границы земельного участка с кадастровым номером 48:16:1180601:21.</text:p>
      <text:p text:style-name="Text_20_body"> </text:p>
      <text:p text:style-name="Text_20_body">3. Режим охраны.</text:p>
      <text:p text:style-name="Text_20_body">1) На территории ООПТ разрешаются:</text:p>
      <text:p text:style-name="Text_20_body">- научные исследования;</text:p>
      <text:p text:style-name="Text_20_body">- рекреационная деятельность;</text:p>
      <text:p text:style-name="Text_20_body">- кошение травы;</text:p>
      <text:p text:style-name="Text_20_body">- рыборазведение;</text:p>
      <text:p text:style-name="Text_20_body"><text:soft-page-break/>- деятельность, необходимая для обеспечения функционирования гидротехнического сооружения;</text:p>
      <text:p text:style-name="Text_20_body">- иная деятельность, соответствующая целевому назначению и разрешенному использованию земельного участка, указанного в п. 2 настоящего Положения.</text:p>
      <text:p text:style-name="Text_20_body">2) Запрещается полностью:</text:p>
      <text:p text:style-name="Text_20_body">- использование земельного участка, противоречащее целевому назначению и разрешенному использованию;</text:p>
      <text:p text:style-name="Text_20_body">- рубка деревьев и кустарников (кроме санитарных рубок);</text:p>
      <text:p text:style-name="Text_20_body">- изъятие из природной среды редких видов растений и животных;</text:p>
      <text:p text:style-name="Text_20_body">- захламление территории отходами производства и потребления;</text:p>
      <text:p text:style-name="Text_20_body">- проезд, остановка и стоянка транспортных средств вне отведенных для этой цели мест;</text:p>
      <text:p text:style-name="Text_20_body">- иные виды хозяйственной и иной деятельности, способные привести к ухудшению состояния компонентов природной среды, рекреационного потенциала территории.</text:p>
      <text:p text:style-name="Text_20_body"> </text:p>
      <text:p text:style-name="Text_20_body">4. Контроль за состоянием ООПТ.</text:p>
      <text:p text:style-name="Text_20_body">Контроль за состоянием и функционированием охраняемой природной территории осуществляется администрацией сельского поселения Девицкий сельсовет Усманского муниципального района.</text:p>
      <text:p text:style-name="Text_20_body"> </text:p>
      <text:p text:style-name="Text_20_body">Глава сельского</text:p>
      <text:p text:style-name="Text_20_body">поселения Девицкий сельсовет                                            В.В.Требунских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7:15:38.520013965</meta:creation-date>
    <dc:date>2020-04-02T17:16:05.158363381</dc:date>
    <meta:editing-duration>PT26S</meta:editing-duration>
    <meta:editing-cycles>1</meta:editing-cycles>
    <meta:document-statistic meta:table-count="0" meta:image-count="0" meta:object-count="0" meta:page-count="3" meta:paragraph-count="59" meta:word-count="454" meta:character-count="3879" meta:non-whitespace-character-count="3285"/>
    <meta:generator>LibreOffice/6.2.4.2$Linux_X86_64 LibreOffice_project/20$Build-2</meta:generator>
  </office:meta>
</office:document-meta>
</file>